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9cm" svg:height="8.999cm" svg:x="2.518cm" svg:y="10.37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6:16:30.581000000</meta:creation-date>
    <dc:date>2016-03-22T16:24:29.142000000</dc:date>
    <meta:editing-duration>PT7M58S</meta:editing-duration>
    <meta:editing-cycles>1</meta:editing-cycles>
    <meta:document-statistic meta:object-count="1"/>
    <meta:generator>LibreOffice/5.1.0.3$Windows_x86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4.53cm" svg:y="0.316cm" chart:style-name="ch2">
          <text:p>Client Objectives Achieved/Failed</text:p>
        </chart:title>
        <chart:legend chart:legend-position="end" svg:x="13.799cm" svg:y="4.205cm" style:legend-expansion="high" chart:style-name="ch3"/>
        <chart:plot-area chart:style-name="ch4" chart:data-source-has-labels="both" svg:x="1.314cm" svg:y="1.301cm" svg:width="12.165cm" svg:height="7.519cm">
          <chartooo:coordinate-region svg:x="1.953cm" svg:y="1.496cm" svg:width="11.526cm" svg:height="6.685cm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title svg:x="0.451cm" svg:y="6.634cm" chart:style-name="ch7">
              <text:p>Number of Objectives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Objectives Achieved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Objectives Failed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